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7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57cm"/>
    </style:style>
    <style:style style:name="co9" style:family="table-column">
      <style:table-column-properties fo:break-before="auto" style:column-width="0.529cm"/>
    </style:style>
    <style:style style:name="co10" style:family="table-column">
      <style:table-column-properties fo:break-before="auto" style:column-width="0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cac7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cell-protect="none" style:print-content="true" fo:border="0.74pt solid #000000"/>
    </style:style>
    <style:style style:name="ce1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/>
    </style:style>
    <style:style style:name="ce13" style:family="table-cell" style:parent-style-name="Default" style:data-style-name="N111">
      <style:table-cell-properties fo:border="0.74pt solid #000000"/>
    </style:style>
    <style:style style:name="ce14" style:family="table-cell" style:parent-style-name="Default" style:data-style-name="N2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otected="true" table:protection-key="5k7LVrALbMMUNLVnap4pD+iUefo=" table:protection-key-digest-algorithm="http://www.w3.org/2000/09/xmldsig#sha1">
        <loext:table-protection loext:select-protected-cells="true" loext:select-unprotected-cells="true"/>
        <table:shapes>
          <draw:frame draw:z-index="0" draw:style-name="gr1" draw:text-style-name="P1" svg:width="17.97cm" svg:height="9.332cm" svg:x="8.719cm" svg:y="0.624cm">
            <draw:object draw:notify-on-update-of-ranges="Hoja1.B12:Hoja1.B13 Hoja1.C12:Hoja1.C13 Hoja1.S28:Hoja1.S28 Hoja1.S27:Hoja1.S27 Hoja1.O30:Hoja1.O84 Hoja1.N30:Hoja1.N84 Hoja1.B14:Hoja1.B15 Hoja1.C14:Hoj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number-columns-repeated="2" table:default-cell-style-name="ce14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DATASET</text:p>
          </table:table-cell>
          <table:covered-table-cell table:number-columns-repeated="2"/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edad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gafas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5" office:value-type="float" office:value="54" calcext:value-type="float">
            <text:p>5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5.25" calcext:value-type="float">
            <text:p>5,25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edia:</text:p>
          </table:table-cell>
          <table:table-cell table:formula="of:=AVERAGE([.B3:.B6])" office:value-type="float" office:value="28.75" calcext:value-type="float">
            <text:p>28,75</text:p>
          </table:table-cell>
          <table:table-cell table:formula="of:=AVERAGE([.C3:.C6])" office:value-type="float" office:value="76.75" calcext:value-type="float">
            <text:p>76,75</text:p>
          </table:table-cell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esviación</text:p>
          </table:table-cell>
          <table:table-cell table:formula="of:=STDEV([.B3:.B6])" office:value-type="float" office:value="16.8597153000874" calcext:value-type="float">
            <text:p>16,8597153000874</text:p>
          </table:table-cell>
          <table:table-cell table:formula="of:=STDEV([.C3:.C6])" office:value-type="float" office:value="6.9940450861191" calcext:value-type="float">
            <text:p>6,9940450861191</text:p>
          </table:table-cell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number-columns-repeated="10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x2</text:p>
          </table:table-cell>
          <table:table-cell table:style-name="ce11" office:value-type="string" calcext:value-type="string">
            <text:p>target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6" table:formula="of:=([.B3]-[.$B$7]) / [.$B$8]" office:value-type="float" office:value="1.497652810298" calcext:value-type="float">
            <text:p>1,497652810298</text:p>
          </table:table-cell>
          <table:table-cell table:style-name="ce6" table:formula="of:=([.C3]-[.$C$7]) / [.$C$8]" office:value-type="float" office:value="1.32255367045864" calcext:value-type="float">
            <text:p>1,32255367045864</text:p>
          </table:table-cell>
          <table:table-cell table:style-name="ce12" table:formula="of:=IF([.D3]&lt;&gt;0;1;-1)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6" table:formula="of:=([.B4]-[.$B$7]) / [.$B$8]" office:value-type="float" office:value="-0.45967561504196" calcext:value-type="float">
            <text:p>-0,45967561504196</text:p>
          </table:table-cell>
          <table:table-cell table:style-name="ce6" table:formula="of:=([.C4]-[.$C$7]) / [.$C$8]" office:value-type="float" office:value="0.178723468980897" calcext:value-type="float">
            <text:p>0,178723468980897</text:p>
          </table:table-cell>
          <table:table-cell table:style-name="ce12" table:formula="of:=IF([.D4]&lt;&gt;0;1;-1)"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6" table:formula="of:=([.B5]-[.$B$7]) / [.$B$8]" office:value-type="float" office:value="-0.578301580214079" calcext:value-type="float">
            <text:p>-0,578301580214079</text:p>
          </table:table-cell>
          <table:table-cell table:style-name="ce6" table:formula="of:=([.C5]-[.$C$7]) / [.$C$8]" office:value-type="float" office:value="-0.965106732496843" calcext:value-type="float">
            <text:p>-0,965106732496843</text:p>
          </table:table-cell>
          <table:table-cell table:style-name="ce12" table:formula="of:=IF([.D5]&lt;&gt;0;1;-1)" office:value-type="float" office:value="-1" calcext:value-type="float">
            <text:p>-1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6" table:formula="of:=([.B6]-[.$B$7]) / [.$B$8]" office:value-type="float" office:value="-0.45967561504196" calcext:value-type="float">
            <text:p>-0,45967561504196</text:p>
          </table:table-cell>
          <table:table-cell table:style-name="ce6" table:formula="of:=([.C6]-[.$C$7]) / [.$C$8]" office:value-type="float" office:value="-0.536170406942691" calcext:value-type="float">
            <text:p>-0,536170406942691</text:p>
          </table:table-cell>
          <table:table-cell table:style-name="ce12" table:formula="of:=IF([.D6]&lt;&gt;0;1;-1)" office:value-type="float" office:value="-1" calcext:value-type="float">
            <text:p>-1</text:p>
          </table:table-cell>
          <table:table-cell table:number-columns-repeated="9"/>
          <table:table-cell table:style-name="Default" table:number-columns-repeated="2"/>
          <table:table-cell table:number-columns-repeated="4"/>
        </table:table-row>
        <table:table-row table:style-name="ro1" table:number-rows-repeated="10">
          <table:table-cell table:number-columns-repeated="13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ENTRENAMIENTO DEL PERCEPTRÓN</text:p>
          </table:table-cell>
          <table:covered-table-cell table:number-columns-repeated="6"/>
          <table:table-cell table:number-columns-repeated="5"/>
          <table:table-cell table:style-name="Default" table:number-columns-repeated="2"/>
          <table:table-cell/>
          <table:table-cell table:style-name="ce3" office:value-type="string" calcext:value-type="string" table:number-columns-spanned="2" table:number-rows-spanned="1">
            <text:p>PREDECIR</text:p>
          </table:table-cell>
          <table:covered-table-cell/>
          <table:table-cell/>
        </table:table-row>
        <table:table-row table:style-name="ro1">
          <table:table-cell table:number-columns-repeated="13"/>
          <table:table-cell table:style-name="Default" table:number-columns-repeated="2"/>
          <table:table-cell/>
          <table:table-cell office:value-type="string" calcext:value-type="string">
            <text:p>Edad:</text:p>
          </table:table-cell>
          <table:table-cell table:style-name="ce10" office:value-type="float" office:value="21" calcext:value-type="float">
            <text:p>21</text:p>
          </table:table-cell>
          <table:table-cell table:formula="of:=([.R27]-[.B7])/[.B8]" office:value-type="float" office:value="-0.45967561504196" calcext:value-type="float">
            <text:p>-0,45967561504196</text:p>
          </table:table-cell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ratio de aprendizaje:</text:p>
          </table:table-cell>
          <table:covered-table-cell table:number-columns-repeated="2" table:style-name="ce8"/>
          <table:covered-table-cell/>
          <table:table-cell table:style-name="ce10" office:value-type="float" office:value="0.3" calcext:value-type="float">
            <text:p>0,3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Peso</text:p>
          </table:table-cell>
          <table:table-cell table:style-name="ce10" office:value-type="float" office:value="70" calcext:value-type="float">
            <text:p>70</text:p>
          </table:table-cell>
          <table:table-cell table:formula="of:=([.R28]-[.C7])/[.C8]" office:value-type="float" office:value="-0.965106732496843" calcext:value-type="float">
            <text:p>-0,965106732496843</text:p>
          </table:table-cell>
        </table:table-row>
        <table:table-row table:style-name="ro1">
          <table:table-cell table:style-name="ce1" office:value-type="string" calcext:value-type="string">
            <text:p>PASOS</text:p>
          </table:table-cell>
          <table:table-cell table:style-name="ce1" office:value-type="string" calcext:value-type="string" table:number-columns-spanned="6" table:number-rows-spanned="1">
            <text:p>W<text:span text:style-name="T1">T</text:span></text:p>
          </table:table-cell>
          <table:covered-table-cell table:number-columns-repeated="4" table:style-name="ce2"/>
          <table:covered-table-cell/>
          <table:table-cell/>
          <table:table-cell table:style-name="ce2" office:value-type="string" calcext:value-type="string" table:number-columns-spanned="3" table:number-rows-spanned="1">
            <text:p>Incrementos para sig.paso</text:p>
          </table:table-cell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/>
          <table:table-cell table:style-name="ce9" office:value-type="string" calcext:value-type="string">
            <text:p>W₀</text:p>
          </table:table-cell>
          <table:table-cell table:style-name="ce9" office:value-type="string" calcext:value-type="string">
            <text:p>W₁</text:p>
          </table:table-cell>
          <table:table-cell table:style-name="ce9" office:value-type="string" calcext:value-type="string">
            <text:p>W₂</text:p>
          </table:table-cell>
          <table:table-cell table:style-name="ce9" office:value-type="string" calcext:value-type="string">
            <text:p>X₀</text:p>
          </table:table-cell>
          <table:table-cell table:style-name="ce9" office:value-type="string" calcext:value-type="string">
            <text:p>X₁</text:p>
          </table:table-cell>
          <table:table-cell table:style-name="ce9" office:value-type="string" calcext:value-type="string">
            <text:p>X₂</text:p>
          </table:table-cell>
          <table:table-cell table:style-name="ce9" office:value-type="string" calcext:value-type="string">
            <text:p>Predicción</text:p>
          </table:table-cell>
          <table:table-cell table:style-name="ce9" office:value-type="string" calcext:value-type="string">
            <text:p>Inc_w₀</text:p>
          </table:table-cell>
          <table:table-cell table:style-name="ce9" office:value-type="string" calcext:value-type="string">
            <text:p>Inc_w₁</text:p>
          </table:table-cell>
          <table:table-cell table:style-name="ce9" office:value-type="string" calcext:value-type="string">
            <text:p>Inc_w₂</text:p>
          </table:table-cell>
          <table:table-cell/>
          <table:table-cell table:style-name="ce8" office:value-type="string" calcext:value-type="string">
            <text:p>representar</text:p>
          </table:table-cell>
          <table:table-cell office:value-type="float" office:value="-2" calcext:value-type="float">
            <text:p>-2,00</text:p>
          </table:table-cell>
          <table:table-cell table:formula="of:=(-[.$M$32] - [.$M$33] * [.N30]) / [.$M$34]" office:value-type="float" office:value="1" calcext:value-type="float">
            <text:p>1,00</text:p>
          </table:table-cell>
          <table:table-cell/>
          <table:table-cell office:value-type="string" calcext:value-type="string">
            <text:p>Predicción:</text:p>
          </table:table-cell>
          <table:table-cell table:formula="of:=IF([.S27] * [.M33] + [.S28]* [.M34] + [.M32] &gt;= 0;&quot;Clase +1&quot;;&quot;Clase -1&quot;)" office:value-type="string" office:string-value="Clase -1" calcext:value-type="string">
            <text:p>Clase -1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float" office:value="0.3" calcext:value-type="float">
            <text:p>0,3</text:p>
          </table:table-cell>
          <table:table-cell table:style-name="ce2" table:number-columns-repeated="3"/>
          <table:table-cell table:style-name="ce2" table:formula="of:=IF([.B31]*[.E31]+[.C31]*[.F31]+[.D31]*[.G31] &gt;= 0;1;-1)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10" office:value-type="float" office:value="7" calcext:value-type="float">
            <text:p>7</text:p>
          </table:table-cell>
          <table:table-cell office:value-type="float" office:value="-1.9" calcext:value-type="float">
            <text:p>-1,90</text:p>
          </table:table-cell>
          <table:table-cell table:formula="of:=(-[.$M$32] - [.$M$33] * [.N31]) / [.$M$34]" office:value-type="float" office:value="0.933333333333334" calcext:value-type="float">
            <text:p>0,93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B31]" office:value-type="float" office:value="0.1" calcext:value-type="float">
            <text:p>0,1</text:p>
          </table:table-cell>
          <table:table-cell table:style-name="ce2" table:formula="of:=[.C31]" office:value-type="float" office:value="0.2" calcext:value-type="float">
            <text:p>0,2</text:p>
          </table:table-cell>
          <table:table-cell table:style-name="ce2" table:formula="of:=[.D31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2]" office:value-type="float" office:value="1.497652810298" calcext:value-type="float">
            <text:p>1,497652810298</text:p>
          </table:table-cell>
          <table:table-cell table:style-name="ce13" table:formula="of:=[.C12]" office:value-type="float" office:value="1.32255367045864" calcext:value-type="float">
            <text:p>1,3</text:p>
          </table:table-cell>
          <table:table-cell table:style-name="ce2" table:formula="of:=IF([.B32]*[.E32]+[.C32]*[.F32]+[.D32]*[.G32] &gt;= 0;1;-1)" office:value-type="float" office:value="1" calcext:value-type="float">
            <text:p>1</text:p>
          </table:table-cell>
          <table:table-cell table:style-name="ce2" table:formula="of:=[.$F$28]*([.D12]-[.H32])*[.E32]" office:value-type="float" office:value="0" calcext:value-type="float">
            <text:p>0</text:p>
          </table:table-cell>
          <table:table-cell table:style-name="ce2" table:formula="of:=[.$F$28]*([.D12]-[.H32])*[.F32]" office:value-type="float" office:value="0" calcext:value-type="float">
            <text:p>0</text:p>
          </table:table-cell>
          <table:table-cell table:style-name="ce2" table:formula="of:=[.$F$28]*([.D12]-[.H32])*[.G32]" office:value-type="float" office:value="0" calcext:value-type="float">
            <text:p>0</text:p>
          </table:table-cell>
          <table:table-cell/>
          <table:table-cell table:formula="of:=VLOOKUP([.M31];[.A31:.D51];2)" office:value-type="float" office:value="0.1" calcext:value-type="float">
            <text:p>0,1</text:p>
          </table:table-cell>
          <table:table-cell office:value-type="float" office:value="-1.8" calcext:value-type="float">
            <text:p>-1,80</text:p>
          </table:table-cell>
          <table:table-cell table:formula="of:=(-[.$M$32] - [.$M$33] * [.N32]) / [.$M$34]" office:value-type="float" office:value="0.866666666666667" calcext:value-type="float">
            <text:p>0,87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.B32]+[.I32]" office:value-type="float" office:value="0.1" calcext:value-type="float">
            <text:p>0,1</text:p>
          </table:table-cell>
          <table:table-cell table:style-name="ce2" table:formula="of:=[.C32]+[.J32]" office:value-type="float" office:value="0.2" calcext:value-type="float">
            <text:p>0,2</text:p>
          </table:table-cell>
          <table:table-cell table:style-name="ce2" table:formula="of:=[.D32]+[.K32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3]" office:value-type="float" office:value="-0.45967561504196" calcext:value-type="float">
            <text:p>-0,45967561504196</text:p>
          </table:table-cell>
          <table:table-cell table:style-name="ce13" table:formula="of:=[.C13]" office:value-type="float" office:value="0.178723468980897" calcext:value-type="float">
            <text:p>0,2</text:p>
          </table:table-cell>
          <table:table-cell table:style-name="ce2" table:formula="of:=IF([.B33]*[.E33]+[.C33]*[.F33]+[.D33]*[.G33] &gt;= 0;1;-1)" office:value-type="float" office:value="1" calcext:value-type="float">
            <text:p>1</text:p>
          </table:table-cell>
          <table:table-cell table:style-name="ce2" table:formula="of:=[.$F$28]*([.D13]-[.H33])*[.E33]" office:value-type="float" office:value="0" calcext:value-type="float">
            <text:p>0</text:p>
          </table:table-cell>
          <table:table-cell table:style-name="ce2" table:formula="of:=[.$F$28]*([.D13]-[.H33])*[.F33]" office:value-type="float" office:value="-0" calcext:value-type="float">
            <text:p>0</text:p>
          </table:table-cell>
          <table:table-cell table:style-name="ce2" table:formula="of:=[.$F$28]*([.D13]-[.H33])*[.G33]" office:value-type="float" office:value="0" calcext:value-type="float">
            <text:p>0</text:p>
          </table:table-cell>
          <table:table-cell/>
          <table:table-cell table:formula="of:=VLOOKUP([.M31];[.A31:.D51];3)" office:value-type="float" office:value="0.2" calcext:value-type="float">
            <text:p>0,2</text:p>
          </table:table-cell>
          <table:table-cell office:value-type="float" office:value="-1.7" calcext:value-type="float">
            <text:p>-1,70</text:p>
          </table:table-cell>
          <table:table-cell table:formula="of:=(-[.$M$32] - [.$M$33] * [.N33]) / [.$M$34]" office:value-type="float" office:value="0.8" calcext:value-type="float">
            <text:p>0,80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.B33]+[.I33]" office:value-type="float" office:value="0.1" calcext:value-type="float">
            <text:p>0,1</text:p>
          </table:table-cell>
          <table:table-cell table:style-name="ce2" table:formula="of:=[.C33]+[.J33]" office:value-type="float" office:value="0.2" calcext:value-type="float">
            <text:p>0,2</text:p>
          </table:table-cell>
          <table:table-cell table:style-name="ce2" table:formula="of:=[.D33]+[.K33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4]" office:value-type="float" office:value="-0.578301580214079" calcext:value-type="float">
            <text:p>-0,578301580214079</text:p>
          </table:table-cell>
          <table:table-cell table:style-name="ce13" table:formula="of:=[.C14]" office:value-type="float" office:value="-0.965106732496843" calcext:value-type="float">
            <text:p>-1,0</text:p>
          </table:table-cell>
          <table:table-cell table:style-name="ce2" table:formula="of:=IF([.B34]*[.E34]+[.C34]*[.F34]+[.D34]*[.G34] &gt;= 0;1;-1)" office:value-type="float" office:value="-1" calcext:value-type="float">
            <text:p>-1</text:p>
          </table:table-cell>
          <table:table-cell table:style-name="ce2" table:formula="of:=[.$F$28]*([.D14]-[.H34])*[.E34]" office:value-type="float" office:value="0" calcext:value-type="float">
            <text:p>0</text:p>
          </table:table-cell>
          <table:table-cell table:style-name="ce2" table:formula="of:=[.$F$28]*([.D14]-[.H34])*[.F34]" office:value-type="float" office:value="-0" calcext:value-type="float">
            <text:p>0</text:p>
          </table:table-cell>
          <table:table-cell table:style-name="ce2" table:formula="of:=[.$F$28]*([.D14]-[.H34])*[.G34]" office:value-type="float" office:value="-0" calcext:value-type="float">
            <text:p>0</text:p>
          </table:table-cell>
          <table:table-cell/>
          <table:table-cell table:formula="of:=VLOOKUP([.M31];[.A31:.D51];4)" office:value-type="float" office:value="0.3" calcext:value-type="float">
            <text:p>0,3</text:p>
          </table:table-cell>
          <table:table-cell office:value-type="float" office:value="-1.6" calcext:value-type="float">
            <text:p>-1,60</text:p>
          </table:table-cell>
          <table:table-cell table:formula="of:=(-[.$M$32] - [.$M$33] * [.N34]) / [.$M$34]" office:value-type="float" office:value="0.733333333333334" calcext:value-type="float">
            <text:p>0,73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.B34]+[.I34]" office:value-type="float" office:value="0.1" calcext:value-type="float">
            <text:p>0,1</text:p>
          </table:table-cell>
          <table:table-cell table:style-name="ce2" table:formula="of:=[.C34]+[.J34]" office:value-type="float" office:value="0.2" calcext:value-type="float">
            <text:p>0,2</text:p>
          </table:table-cell>
          <table:table-cell table:style-name="ce2" table:formula="of:=[.D34]+[.K34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" office:value-type="float" office:value="-0.45967561504196" calcext:value-type="float">
            <text:p>-0,45967561504196</text:p>
          </table:table-cell>
          <table:table-cell table:style-name="ce13" table:formula="of:=[.C15]" office:value-type="float" office:value="-0.536170406942691" calcext:value-type="float">
            <text:p>-0,5</text:p>
          </table:table-cell>
          <table:table-cell table:style-name="ce2" table:formula="of:=IF([.B35]*[.E35]+[.C35]*[.F35]+[.D35]*[.G35] &gt;= 0;1;-1)" office:value-type="float" office:value="-1" calcext:value-type="float">
            <text:p>-1</text:p>
          </table:table-cell>
          <table:table-cell table:style-name="ce2" table:formula="of:=[.$F$28]*([.D15]-[.H35])*[.E35]" office:value-type="float" office:value="0" calcext:value-type="float">
            <text:p>0</text:p>
          </table:table-cell>
          <table:table-cell table:style-name="ce2" table:formula="of:=[.$F$28]*([.D15]-[.H35])*[.F35]" office:value-type="float" office:value="-0" calcext:value-type="float">
            <text:p>0</text:p>
          </table:table-cell>
          <table:table-cell table:style-name="ce2" table:formula="of:=[.$F$28]*([.D15]-[.H35])*[.G35]" office:value-type="float" office:value="-0" calcext:value-type="float">
            <text:p>0</text:p>
          </table:table-cell>
          <table:table-cell table:number-columns-repeated="2"/>
          <table:table-cell office:value-type="float" office:value="-1.5" calcext:value-type="float">
            <text:p>-1,50</text:p>
          </table:table-cell>
          <table:table-cell table:formula="of:=(-[.$M$32] - [.$M$33] * [.N35]) / [.$M$34]" office:value-type="float" office:value="0.666666666666667" calcext:value-type="float">
            <text:p>0,67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.B35]+[.I35]" office:value-type="float" office:value="0.1" calcext:value-type="float">
            <text:p>0,1</text:p>
          </table:table-cell>
          <table:table-cell table:style-name="ce2" table:formula="of:=[.C35]+[.J35]" office:value-type="float" office:value="0.2" calcext:value-type="float">
            <text:p>0,2</text:p>
          </table:table-cell>
          <table:table-cell table:style-name="ce2" table:formula="of:=[.D35]+[.K35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2]" office:value-type="float" office:value="1.497652810298" calcext:value-type="float">
            <text:p>1,497652810298</text:p>
          </table:table-cell>
          <table:table-cell table:style-name="ce13" table:formula="of:=[.C12]" office:value-type="float" office:value="1.32255367045864" calcext:value-type="float">
            <text:p>1,3</text:p>
          </table:table-cell>
          <table:table-cell table:style-name="ce2" table:formula="of:=IF([.B36]*[.E36]+[.C36]*[.F36]+[.D36]*[.G36] &gt;= 0;1;-1)" office:value-type="float" office:value="1" calcext:value-type="float">
            <text:p>1</text:p>
          </table:table-cell>
          <table:table-cell table:style-name="ce2" table:formula="of:=[.$F$28]*([.$D$12]-[.H36])*[.E36]" office:value-type="float" office:value="0" calcext:value-type="float">
            <text:p>0</text:p>
          </table:table-cell>
          <table:table-cell table:style-name="ce2" table:formula="of:=[.$F$28]*([.$D$12]-[.H36])*[.F36]" office:value-type="float" office:value="0" calcext:value-type="float">
            <text:p>0</text:p>
          </table:table-cell>
          <table:table-cell table:style-name="ce2" table:formula="of:=[.$F$28]*([.$D$12]-[.H36])*[.G36]" office:value-type="float" office:value="0" calcext:value-type="float">
            <text:p>0</text:p>
          </table:table-cell>
          <table:table-cell table:number-columns-repeated="2"/>
          <table:table-cell office:value-type="float" office:value="-1.4" calcext:value-type="float">
            <text:p>-1,40</text:p>
          </table:table-cell>
          <table:table-cell table:formula="of:=(-[.$M$32] - [.$M$33] * [.N36]) / [.$M$34]" office:value-type="float" office:value="0.6" calcext:value-type="float">
            <text:p>0,6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.B36]+[.I36]" office:value-type="float" office:value="0.1" calcext:value-type="float">
            <text:p>0,1</text:p>
          </table:table-cell>
          <table:table-cell table:style-name="ce2" table:formula="of:=[.C36]+[.J36]" office:value-type="float" office:value="0.2" calcext:value-type="float">
            <text:p>0,2</text:p>
          </table:table-cell>
          <table:table-cell table:style-name="ce2" table:formula="of:=[.D36]+[.K36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3]" office:value-type="float" office:value="-0.45967561504196" calcext:value-type="float">
            <text:p>-0,45967561504196</text:p>
          </table:table-cell>
          <table:table-cell table:style-name="ce13" table:formula="of:=[.C13]" office:value-type="float" office:value="0.178723468980897" calcext:value-type="float">
            <text:p>0,2</text:p>
          </table:table-cell>
          <table:table-cell table:style-name="ce2" table:formula="of:=IF([.B37]*[.E37]+[.C37]*[.F37]+[.D37]*[.G37] &gt;= 0;1;-1)" office:value-type="float" office:value="1" calcext:value-type="float">
            <text:p>1</text:p>
          </table:table-cell>
          <table:table-cell table:style-name="ce2" table:formula="of:=[.$F$28]*([.$D$13]-[.H37])*[.E37]" office:value-type="float" office:value="0" calcext:value-type="float">
            <text:p>0</text:p>
          </table:table-cell>
          <table:table-cell table:style-name="ce2" table:formula="of:=[.$F$28]*([.$D$13]-[.H37])*[.F37]" office:value-type="float" office:value="-0" calcext:value-type="float">
            <text:p>0</text:p>
          </table:table-cell>
          <table:table-cell table:style-name="ce2" table:formula="of:=[.$F$28]*([.$D$13]-[.H37])*[.G37]" office:value-type="float" office:value="0" calcext:value-type="float">
            <text:p>0</text:p>
          </table:table-cell>
          <table:table-cell table:number-columns-repeated="2"/>
          <table:table-cell office:value-type="float" office:value="-1.3" calcext:value-type="float">
            <text:p>-1,30</text:p>
          </table:table-cell>
          <table:table-cell table:formula="of:=(-[.$M$32] - [.$M$33] * [.N37]) / [.$M$34]" office:value-type="float" office:value="0.533333333333333" calcext:value-type="float">
            <text:p>0,5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.B37]+[.I37]" office:value-type="float" office:value="0.1" calcext:value-type="float">
            <text:p>0,1</text:p>
          </table:table-cell>
          <table:table-cell table:style-name="ce2" table:formula="of:=[.C37]+[.J37]" office:value-type="float" office:value="0.2" calcext:value-type="float">
            <text:p>0,2</text:p>
          </table:table-cell>
          <table:table-cell table:style-name="ce2" table:formula="of:=[.D37]+[.K37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4]" office:value-type="float" office:value="-0.578301580214079" calcext:value-type="float">
            <text:p>-0,578301580214079</text:p>
          </table:table-cell>
          <table:table-cell table:style-name="ce13" table:formula="of:=[.C14]" office:value-type="float" office:value="-0.965106732496843" calcext:value-type="float">
            <text:p>-1,0</text:p>
          </table:table-cell>
          <table:table-cell table:style-name="ce2" table:formula="of:=IF([.B38]*[.E38]+[.C38]*[.F38]+[.D38]*[.G38] &gt;= 0;1;-1)" office:value-type="float" office:value="-1" calcext:value-type="float">
            <text:p>-1</text:p>
          </table:table-cell>
          <table:table-cell table:style-name="ce2" table:formula="of:=[.$F$28]*([.$D$14]-[.H38])*[.E38]" office:value-type="float" office:value="0" calcext:value-type="float">
            <text:p>0</text:p>
          </table:table-cell>
          <table:table-cell table:style-name="ce2" table:formula="of:=[.$F$28]*([.$D$14]-[.H38])*[.F38]" office:value-type="float" office:value="-0" calcext:value-type="float">
            <text:p>0</text:p>
          </table:table-cell>
          <table:table-cell table:style-name="ce2" table:formula="of:=[.$F$28]*([.$D$14]-[.H38])*[.G38]" office:value-type="float" office:value="-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,20</text:p>
          </table:table-cell>
          <table:table-cell table:formula="of:=(-[.$M$32] - [.$M$33] * [.N38]) / [.$M$34]" office:value-type="float" office:value="0.466666666666667" calcext:value-type="float">
            <text:p>0,47</text:p>
          </table:table-cell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.B38]+[.I38]" office:value-type="float" office:value="0.1" calcext:value-type="float">
            <text:p>0,1</text:p>
          </table:table-cell>
          <table:table-cell table:style-name="ce2" table:formula="of:=[.C38]+[.J38]" office:value-type="float" office:value="0.2" calcext:value-type="float">
            <text:p>0,2</text:p>
          </table:table-cell>
          <table:table-cell table:style-name="ce2" table:formula="of:=[.D38]+[.K38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" office:value-type="float" office:value="-0.45967561504196" calcext:value-type="float">
            <text:p>-0,45967561504196</text:p>
          </table:table-cell>
          <table:table-cell table:style-name="ce13" table:formula="of:=[.C15]" office:value-type="float" office:value="-0.536170406942691" calcext:value-type="float">
            <text:p>-0,5</text:p>
          </table:table-cell>
          <table:table-cell table:style-name="ce2" table:formula="of:=IF([.B39]*[.E39]+[.C39]*[.F39]+[.D39]*[.G39] &gt;= 0;1;-1)" office:value-type="float" office:value="-1" calcext:value-type="float">
            <text:p>-1</text:p>
          </table:table-cell>
          <table:table-cell table:style-name="ce2" table:formula="of:=[.$F$28]*([.$D$15]-[.H39])*[.E39]" office:value-type="float" office:value="0" calcext:value-type="float">
            <text:p>0</text:p>
          </table:table-cell>
          <table:table-cell table:style-name="ce2" table:formula="of:=[.$F$28]*([.$D$15]-[.H39])*[.F39]" office:value-type="float" office:value="-0" calcext:value-type="float">
            <text:p>0</text:p>
          </table:table-cell>
          <table:table-cell table:style-name="ce2" table:formula="of:=[.$F$28]*([.$D$15]-[.H39])*[.G39]" office:value-type="float" office:value="-0" calcext:value-type="float">
            <text:p>0</text:p>
          </table:table-cell>
          <table:table-cell table:number-columns-repeated="2"/>
          <table:table-cell office:value-type="float" office:value="-1.1" calcext:value-type="float">
            <text:p>-1,10</text:p>
          </table:table-cell>
          <table:table-cell table:formula="of:=(-[.$M$32] - [.$M$33] * [.N39]) / [.$M$34]" office:value-type="float" office:value="0.4" calcext:value-type="float">
            <text:p>0,40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.B39]+[.I39]" office:value-type="float" office:value="0.1" calcext:value-type="float">
            <text:p>0,1</text:p>
          </table:table-cell>
          <table:table-cell table:style-name="ce2" table:formula="of:=[.C39]+[.J39]" office:value-type="float" office:value="0.2" calcext:value-type="float">
            <text:p>0,2</text:p>
          </table:table-cell>
          <table:table-cell table:style-name="ce2" table:formula="of:=[.D39]+[.K39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2]" office:value-type="float" office:value="1.497652810298" calcext:value-type="float">
            <text:p>1,497652810298</text:p>
          </table:table-cell>
          <table:table-cell table:style-name="ce13" table:formula="of:=[.C12]" office:value-type="float" office:value="1.32255367045864" calcext:value-type="float">
            <text:p>1,3</text:p>
          </table:table-cell>
          <table:table-cell table:style-name="ce2" table:formula="of:=IF([.B40]*[.E40]+[.C40]*[.F40]+[.D40]*[.G40] &gt;= 0;1;-1)" office:value-type="float" office:value="1" calcext:value-type="float">
            <text:p>1</text:p>
          </table:table-cell>
          <table:table-cell table:style-name="ce2" table:formula="of:=[.$F$28]*([.$D$12]-[.H40])*[.E40]" office:value-type="float" office:value="0" calcext:value-type="float">
            <text:p>0</text:p>
          </table:table-cell>
          <table:table-cell table:style-name="ce2" table:formula="of:=[.$F$28]*([.$D$12]-[.H40])*[.F40]" office:value-type="float" office:value="0" calcext:value-type="float">
            <text:p>0</text:p>
          </table:table-cell>
          <table:table-cell table:style-name="ce2" table:formula="of:=[.$F$28]*([.$D$12]-[.H40])*[.G40]" office:value-type="float" office:value="0" calcext:value-type="float">
            <text:p>0</text:p>
          </table:table-cell>
          <table:table-cell table:number-columns-repeated="2"/>
          <table:table-cell office:value-type="float" office:value="-1" calcext:value-type="float">
            <text:p>-1,00</text:p>
          </table:table-cell>
          <table:table-cell table:formula="of:=(-[.$M$32] - [.$M$33] * [.N40]) / [.$M$34]" office:value-type="float" office:value="0.333333333333333" calcext:value-type="float">
            <text:p>0,33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.B40]+[.I40]" office:value-type="float" office:value="0.1" calcext:value-type="float">
            <text:p>0,1</text:p>
          </table:table-cell>
          <table:table-cell table:style-name="ce2" table:formula="of:=[.C40]+[.J40]" office:value-type="float" office:value="0.2" calcext:value-type="float">
            <text:p>0,2</text:p>
          </table:table-cell>
          <table:table-cell table:style-name="ce2" table:formula="of:=[.D40]+[.K40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3]" office:value-type="float" office:value="-0.45967561504196" calcext:value-type="float">
            <text:p>-0,45967561504196</text:p>
          </table:table-cell>
          <table:table-cell table:style-name="ce13" table:formula="of:=[.C13]" office:value-type="float" office:value="0.178723468980897" calcext:value-type="float">
            <text:p>0,2</text:p>
          </table:table-cell>
          <table:table-cell table:style-name="ce2" table:formula="of:=IF([.B41]*[.E41]+[.C41]*[.F41]+[.D41]*[.G41] &gt;= 0;1;-1)" office:value-type="float" office:value="1" calcext:value-type="float">
            <text:p>1</text:p>
          </table:table-cell>
          <table:table-cell table:style-name="ce2" table:formula="of:=[.$F$28]*([.$D$13]-[.H41])*[.E41]" office:value-type="float" office:value="0" calcext:value-type="float">
            <text:p>0</text:p>
          </table:table-cell>
          <table:table-cell table:style-name="ce2" table:formula="of:=[.$F$28]*([.$D$13]-[.H41])*[.F41]" office:value-type="float" office:value="-0" calcext:value-type="float">
            <text:p>0</text:p>
          </table:table-cell>
          <table:table-cell table:style-name="ce2" table:formula="of:=[.$F$28]*([.$D$13]-[.H41])*[.G41]" office:value-type="float" office:value="0" calcext:value-type="float">
            <text:p>0</text:p>
          </table:table-cell>
          <table:table-cell table:number-columns-repeated="2"/>
          <table:table-cell office:value-type="float" office:value="-0.9" calcext:value-type="float">
            <text:p>-0,90</text:p>
          </table:table-cell>
          <table:table-cell table:formula="of:=(-[.$M$32] - [.$M$33] * [.N41]) / [.$M$34]" office:value-type="float" office:value="0.266666666666667" calcext:value-type="float">
            <text:p>0,27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.B41]+[.I41]" office:value-type="float" office:value="0.1" calcext:value-type="float">
            <text:p>0,1</text:p>
          </table:table-cell>
          <table:table-cell table:style-name="ce2" table:formula="of:=[.C41]+[.J41]" office:value-type="float" office:value="0.2" calcext:value-type="float">
            <text:p>0,2</text:p>
          </table:table-cell>
          <table:table-cell table:style-name="ce2" table:formula="of:=[.D41]+[.K41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4]" office:value-type="float" office:value="-0.578301580214079" calcext:value-type="float">
            <text:p>-0,578301580214079</text:p>
          </table:table-cell>
          <table:table-cell table:style-name="ce13" table:formula="of:=[.C14]" office:value-type="float" office:value="-0.965106732496843" calcext:value-type="float">
            <text:p>-1,0</text:p>
          </table:table-cell>
          <table:table-cell table:style-name="ce2" table:formula="of:=IF([.B42]*[.E42]+[.C42]*[.F42]+[.D42]*[.G42] &gt;= 0;1;-1)" office:value-type="float" office:value="-1" calcext:value-type="float">
            <text:p>-1</text:p>
          </table:table-cell>
          <table:table-cell table:style-name="ce2" table:formula="of:=[.$F$28]*([.$D$14]-[.H42])*[.E42]" office:value-type="float" office:value="0" calcext:value-type="float">
            <text:p>0</text:p>
          </table:table-cell>
          <table:table-cell table:style-name="ce2" table:formula="of:=[.$F$28]*([.$D$14]-[.H42])*[.F42]" office:value-type="float" office:value="-0" calcext:value-type="float">
            <text:p>0</text:p>
          </table:table-cell>
          <table:table-cell table:style-name="ce2" table:formula="of:=[.$F$28]*([.$D$14]-[.H42])*[.G42]" office:value-type="float" office:value="-0" calcext:value-type="float">
            <text:p>0</text:p>
          </table:table-cell>
          <table:table-cell table:number-columns-repeated="2"/>
          <table:table-cell office:value-type="float" office:value="-0.8" calcext:value-type="float">
            <text:p>-0,80</text:p>
          </table:table-cell>
          <table:table-cell table:formula="of:=(-[.$M$32] - [.$M$33] * [.N42]) / [.$M$34]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.B42]+[.I42]" office:value-type="float" office:value="0.1" calcext:value-type="float">
            <text:p>0,1</text:p>
          </table:table-cell>
          <table:table-cell table:style-name="ce2" table:formula="of:=[.C42]+[.J42]" office:value-type="float" office:value="0.2" calcext:value-type="float">
            <text:p>0,2</text:p>
          </table:table-cell>
          <table:table-cell table:style-name="ce2" table:formula="of:=[.D42]+[.K42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" office:value-type="float" office:value="-0.45967561504196" calcext:value-type="float">
            <text:p>-0,45967561504196</text:p>
          </table:table-cell>
          <table:table-cell table:style-name="ce13" table:formula="of:=[.C15]" office:value-type="float" office:value="-0.536170406942691" calcext:value-type="float">
            <text:p>-0,5</text:p>
          </table:table-cell>
          <table:table-cell table:style-name="ce2" table:formula="of:=IF([.B43]*[.E43]+[.C43]*[.F43]+[.D43]*[.G43] &gt;= 0;1;-1)" office:value-type="float" office:value="-1" calcext:value-type="float">
            <text:p>-1</text:p>
          </table:table-cell>
          <table:table-cell table:style-name="ce2" table:formula="of:=[.$F$28]*([.$D$15]-[.H43])*[.E43]" office:value-type="float" office:value="0" calcext:value-type="float">
            <text:p>0</text:p>
          </table:table-cell>
          <table:table-cell table:style-name="ce2" table:formula="of:=[.$F$28]*([.$D$15]-[.H43])*[.F43]" office:value-type="float" office:value="-0" calcext:value-type="float">
            <text:p>0</text:p>
          </table:table-cell>
          <table:table-cell table:style-name="ce2" table:formula="of:=[.$F$28]*([.$D$15]-[.H43])*[.G43]" office:value-type="float" office:value="-0" calcext:value-type="float">
            <text:p>0</text:p>
          </table:table-cell>
          <table:table-cell table:number-columns-repeated="2"/>
          <table:table-cell office:value-type="float" office:value="-0.7" calcext:value-type="float">
            <text:p>-0,70</text:p>
          </table:table-cell>
          <table:table-cell table:formula="of:=(-[.$M$32] - [.$M$33] * [.N43]) / [.$M$34]" office:value-type="float" office:value="0.133333333333333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.B43]+[.I43]" office:value-type="float" office:value="0.1" calcext:value-type="float">
            <text:p>0,1</text:p>
          </table:table-cell>
          <table:table-cell table:style-name="ce2" table:formula="of:=[.C43]+[.J43]" office:value-type="float" office:value="0.2" calcext:value-type="float">
            <text:p>0,2</text:p>
          </table:table-cell>
          <table:table-cell table:style-name="ce2" table:formula="of:=[.D43]+[.K43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2]" office:value-type="float" office:value="1.497652810298" calcext:value-type="float">
            <text:p>1,497652810298</text:p>
          </table:table-cell>
          <table:table-cell table:style-name="ce13" table:formula="of:=[.C12]" office:value-type="float" office:value="1.32255367045864" calcext:value-type="float">
            <text:p>1,3</text:p>
          </table:table-cell>
          <table:table-cell table:style-name="ce2" table:formula="of:=IF([.B44]*[.E44]+[.C44]*[.F44]+[.D44]*[.G44] &gt;= 0;1;-1)" office:value-type="float" office:value="1" calcext:value-type="float">
            <text:p>1</text:p>
          </table:table-cell>
          <table:table-cell table:style-name="ce2" table:formula="of:=[.$F$28]*([.$D$12]-[.H44])*[.E44]" office:value-type="float" office:value="0" calcext:value-type="float">
            <text:p>0</text:p>
          </table:table-cell>
          <table:table-cell table:style-name="ce2" table:formula="of:=[.$F$28]*([.$D$12]-[.H44])*[.F44]" office:value-type="float" office:value="0" calcext:value-type="float">
            <text:p>0</text:p>
          </table:table-cell>
          <table:table-cell table:style-name="ce2" table:formula="of:=[.$F$28]*([.$D$12]-[.H44])*[.G44]" office:value-type="float" office:value="0" calcext:value-type="float">
            <text:p>0</text:p>
          </table:table-cell>
          <table:table-cell table:number-columns-repeated="2"/>
          <table:table-cell office:value-type="float" office:value="-0.6" calcext:value-type="float">
            <text:p>-0,60</text:p>
          </table:table-cell>
          <table:table-cell table:formula="of:=(-[.$M$32] - [.$M$33] * [.N44]) / [.$M$34]" office:value-type="float" office:value="0.0666666666666666" calcext:value-type="float">
            <text:p>0,07</text:p>
          </table:table-cell>
          <table:table-cell table:number-columns-repeated="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.B44]+[.I44]" office:value-type="float" office:value="0.1" calcext:value-type="float">
            <text:p>0,1</text:p>
          </table:table-cell>
          <table:table-cell table:style-name="ce2" table:formula="of:=[.C44]+[.J44]" office:value-type="float" office:value="0.2" calcext:value-type="float">
            <text:p>0,2</text:p>
          </table:table-cell>
          <table:table-cell table:style-name="ce2" table:formula="of:=[.D44]+[.K44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3]" office:value-type="float" office:value="-0.45967561504196" calcext:value-type="float">
            <text:p>-0,45967561504196</text:p>
          </table:table-cell>
          <table:table-cell table:style-name="ce13" table:formula="of:=[.C13]" office:value-type="float" office:value="0.178723468980897" calcext:value-type="float">
            <text:p>0,2</text:p>
          </table:table-cell>
          <table:table-cell table:style-name="ce2" table:formula="of:=IF([.B45]*[.E45]+[.C45]*[.F45]+[.D45]*[.G45] &gt;= 0;1;-1)" office:value-type="float" office:value="1" calcext:value-type="float">
            <text:p>1</text:p>
          </table:table-cell>
          <table:table-cell table:style-name="ce2" table:formula="of:=[.$F$28]*([.$D$13]-[.H45])*[.E45]" office:value-type="float" office:value="0" calcext:value-type="float">
            <text:p>0</text:p>
          </table:table-cell>
          <table:table-cell table:style-name="ce2" table:formula="of:=[.$F$28]*([.$D$13]-[.H45])*[.F45]" office:value-type="float" office:value="-0" calcext:value-type="float">
            <text:p>0</text:p>
          </table:table-cell>
          <table:table-cell table:style-name="ce2" table:formula="of:=[.$F$28]*([.$D$13]-[.H45])*[.G45]" office:value-type="float" office:value="0" calcext:value-type="float">
            <text:p>0</text:p>
          </table:table-cell>
          <table:table-cell table:number-columns-repeated="2"/>
          <table:table-cell office:value-type="float" office:value="-0.5" calcext:value-type="float">
            <text:p>-0,50</text:p>
          </table:table-cell>
          <table:table-cell table:formula="of:=(-[.$M$32] - [.$M$33] * [.N45]) / [.$M$34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.B45]+[.I45]" office:value-type="float" office:value="0.1" calcext:value-type="float">
            <text:p>0,1</text:p>
          </table:table-cell>
          <table:table-cell table:style-name="ce2" table:formula="of:=[.C45]+[.J45]" office:value-type="float" office:value="0.2" calcext:value-type="float">
            <text:p>0,2</text:p>
          </table:table-cell>
          <table:table-cell table:style-name="ce2" table:formula="of:=[.D45]+[.K45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4]" office:value-type="float" office:value="-0.578301580214079" calcext:value-type="float">
            <text:p>-0,578301580214079</text:p>
          </table:table-cell>
          <table:table-cell table:style-name="ce13" table:formula="of:=[.C14]" office:value-type="float" office:value="-0.965106732496843" calcext:value-type="float">
            <text:p>-1,0</text:p>
          </table:table-cell>
          <table:table-cell table:style-name="ce2" table:formula="of:=IF([.B46]*[.E46]+[.C46]*[.F46]+[.D46]*[.G46] &gt;= 0;1;-1)" office:value-type="float" office:value="-1" calcext:value-type="float">
            <text:p>-1</text:p>
          </table:table-cell>
          <table:table-cell table:style-name="ce2" table:formula="of:=[.$F$28]*([.$D$14]-[.H46])*[.E46]" office:value-type="float" office:value="0" calcext:value-type="float">
            <text:p>0</text:p>
          </table:table-cell>
          <table:table-cell table:style-name="ce2" table:formula="of:=[.$F$28]*([.$D$14]-[.H46])*[.F46]" office:value-type="float" office:value="-0" calcext:value-type="float">
            <text:p>0</text:p>
          </table:table-cell>
          <table:table-cell table:style-name="ce2" table:formula="of:=[.$F$28]*([.$D$14]-[.H46])*[.G46]" office:value-type="float" office:value="-0" calcext:value-type="float">
            <text:p>0</text:p>
          </table:table-cell>
          <table:table-cell table:number-columns-repeated="2"/>
          <table:table-cell office:value-type="float" office:value="-0.4" calcext:value-type="float">
            <text:p>-0,40</text:p>
          </table:table-cell>
          <table:table-cell table:formula="of:=(-[.$M$32] - [.$M$33] * [.N46]) / [.$M$34]" office:value-type="float" office:value="-0.0666666666666667" calcext:value-type="float">
            <text:p>-0,07</text:p>
          </table:table-cell>
          <table:table-cell table:number-columns-repeated="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.B46]+[.I46]" office:value-type="float" office:value="0.1" calcext:value-type="float">
            <text:p>0,1</text:p>
          </table:table-cell>
          <table:table-cell table:style-name="ce2" table:formula="of:=[.C46]+[.J46]" office:value-type="float" office:value="0.2" calcext:value-type="float">
            <text:p>0,2</text:p>
          </table:table-cell>
          <table:table-cell table:style-name="ce2" table:formula="of:=[.D46]+[.K46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" office:value-type="float" office:value="-0.45967561504196" calcext:value-type="float">
            <text:p>-0,45967561504196</text:p>
          </table:table-cell>
          <table:table-cell table:style-name="ce13" table:formula="of:=[.C15]" office:value-type="float" office:value="-0.536170406942691" calcext:value-type="float">
            <text:p>-0,5</text:p>
          </table:table-cell>
          <table:table-cell table:style-name="ce2" table:formula="of:=IF([.B47]*[.E47]+[.C47]*[.F47]+[.D47]*[.G47] &gt;= 0;1;-1)" office:value-type="float" office:value="-1" calcext:value-type="float">
            <text:p>-1</text:p>
          </table:table-cell>
          <table:table-cell table:style-name="ce2" table:formula="of:=[.$F$28]*([.$D$15]-[.H47])*[.E47]" office:value-type="float" office:value="0" calcext:value-type="float">
            <text:p>0</text:p>
          </table:table-cell>
          <table:table-cell table:style-name="ce2" table:formula="of:=[.$F$28]*([.$D$15]-[.H47])*[.F47]" office:value-type="float" office:value="-0" calcext:value-type="float">
            <text:p>0</text:p>
          </table:table-cell>
          <table:table-cell table:style-name="ce2" table:formula="of:=[.$F$28]*([.$D$15]-[.H47])*[.G47]" office:value-type="float" office:value="-0" calcext:value-type="float">
            <text:p>0</text:p>
          </table:table-cell>
          <table:table-cell table:number-columns-repeated="2"/>
          <table:table-cell office:value-type="float" office:value="-0.3" calcext:value-type="float">
            <text:p>-0,30</text:p>
          </table:table-cell>
          <table:table-cell table:formula="of:=(-[.$M$32] - [.$M$33] * [.N47]) / [.$M$34]" office:value-type="float" office:value="-0.133333333333333" calcext:value-type="float">
            <text:p>-0,13</text:p>
          </table:table-cell>
          <table:table-cell table:number-columns-repeated="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.B47]+[.I47]" office:value-type="float" office:value="0.1" calcext:value-type="float">
            <text:p>0,1</text:p>
          </table:table-cell>
          <table:table-cell table:style-name="ce2" table:formula="of:=[.C47]+[.J47]" office:value-type="float" office:value="0.2" calcext:value-type="float">
            <text:p>0,2</text:p>
          </table:table-cell>
          <table:table-cell table:style-name="ce2" table:formula="of:=[.D47]+[.K47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2]" office:value-type="float" office:value="1.497652810298" calcext:value-type="float">
            <text:p>1,497652810298</text:p>
          </table:table-cell>
          <table:table-cell table:style-name="ce13" table:formula="of:=[.C12]" office:value-type="float" office:value="1.32255367045864" calcext:value-type="float">
            <text:p>1,3</text:p>
          </table:table-cell>
          <table:table-cell table:style-name="ce2" table:formula="of:=IF([.B48]*[.E48]+[.C48]*[.F48]+[.D48]*[.G48] &gt;= 0;1;-1)" office:value-type="float" office:value="1" calcext:value-type="float">
            <text:p>1</text:p>
          </table:table-cell>
          <table:table-cell table:style-name="ce2" table:formula="of:=[.$F$28]*([.$D$12]-[.H48])*[.E48]" office:value-type="float" office:value="0" calcext:value-type="float">
            <text:p>0</text:p>
          </table:table-cell>
          <table:table-cell table:style-name="ce2" table:formula="of:=[.$F$28]*([.$D$12]-[.H48])*[.F48]" office:value-type="float" office:value="0" calcext:value-type="float">
            <text:p>0</text:p>
          </table:table-cell>
          <table:table-cell table:style-name="ce2" table:formula="of:=[.$F$28]*([.$D$12]-[.H48])*[.G48]" office:value-type="float" office:value="0" calcext:value-type="float">
            <text:p>0</text:p>
          </table:table-cell>
          <table:table-cell table:number-columns-repeated="2"/>
          <table:table-cell office:value-type="float" office:value="-0.2" calcext:value-type="float">
            <text:p>-0,20</text:p>
          </table:table-cell>
          <table:table-cell table:formula="of:=(-[.$M$32] - [.$M$33] * [.N48]) / [.$M$34]" office:value-type="float" office:value="-0.2" calcext:value-type="float">
            <text:p>-0,20</text:p>
          </table:table-cell>
          <table:table-cell table:number-columns-repeated="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.B48]+[.I48]" office:value-type="float" office:value="0.1" calcext:value-type="float">
            <text:p>0,1</text:p>
          </table:table-cell>
          <table:table-cell table:style-name="ce2" table:formula="of:=[.C48]+[.J48]" office:value-type="float" office:value="0.2" calcext:value-type="float">
            <text:p>0,2</text:p>
          </table:table-cell>
          <table:table-cell table:style-name="ce2" table:formula="of:=[.D48]+[.K48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3]" office:value-type="float" office:value="-0.45967561504196" calcext:value-type="float">
            <text:p>-0,45967561504196</text:p>
          </table:table-cell>
          <table:table-cell table:style-name="ce13" table:formula="of:=[.C13]" office:value-type="float" office:value="0.178723468980897" calcext:value-type="float">
            <text:p>0,2</text:p>
          </table:table-cell>
          <table:table-cell table:style-name="ce2" table:formula="of:=IF([.B49]*[.E49]+[.C49]*[.F49]+[.D49]*[.G49] &gt;= 0;1;-1)" office:value-type="float" office:value="1" calcext:value-type="float">
            <text:p>1</text:p>
          </table:table-cell>
          <table:table-cell table:style-name="ce2" table:formula="of:=[.$F$28]*([.$D$13]-[.H49])*[.E49]" office:value-type="float" office:value="0" calcext:value-type="float">
            <text:p>0</text:p>
          </table:table-cell>
          <table:table-cell table:style-name="ce2" table:formula="of:=[.$F$28]*([.$D$13]-[.H49])*[.F49]" office:value-type="float" office:value="-0" calcext:value-type="float">
            <text:p>0</text:p>
          </table:table-cell>
          <table:table-cell table:style-name="ce2" table:formula="of:=[.$F$28]*([.$D$13]-[.H49])*[.G49]" office:value-type="float" office:value="0" calcext:value-type="float">
            <text:p>0</text:p>
          </table:table-cell>
          <table:table-cell table:number-columns-repeated="2"/>
          <table:table-cell office:value-type="float" office:value="-0.0999999999999999" calcext:value-type="float">
            <text:p>-0,10</text:p>
          </table:table-cell>
          <table:table-cell table:formula="of:=(-[.$M$32] - [.$M$33] * [.N49]) / [.$M$34]" office:value-type="float" office:value="-0.266666666666667" calcext:value-type="float">
            <text:p>-0,27</text:p>
          </table:table-cell>
          <table:table-cell table:number-columns-repeated="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.B49]+[.I49]" office:value-type="float" office:value="0.1" calcext:value-type="float">
            <text:p>0,1</text:p>
          </table:table-cell>
          <table:table-cell table:style-name="ce2" table:formula="of:=[.C49]+[.J49]" office:value-type="float" office:value="0.2" calcext:value-type="float">
            <text:p>0,2</text:p>
          </table:table-cell>
          <table:table-cell table:style-name="ce2" table:formula="of:=[.D49]+[.K49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4]" office:value-type="float" office:value="-0.578301580214079" calcext:value-type="float">
            <text:p>-0,578301580214079</text:p>
          </table:table-cell>
          <table:table-cell table:style-name="ce13" table:formula="of:=[.C14]" office:value-type="float" office:value="-0.965106732496843" calcext:value-type="float">
            <text:p>-1,0</text:p>
          </table:table-cell>
          <table:table-cell table:style-name="ce2" table:formula="of:=IF([.B50]*[.E50]+[.C50]*[.F50]+[.D50]*[.G50] &gt;= 0;1;-1)" office:value-type="float" office:value="-1" calcext:value-type="float">
            <text:p>-1</text:p>
          </table:table-cell>
          <table:table-cell table:style-name="ce2" table:formula="of:=[.$F$28]*([.$D$14]-[.H50])*[.E50]" office:value-type="float" office:value="0" calcext:value-type="float">
            <text:p>0</text:p>
          </table:table-cell>
          <table:table-cell table:style-name="ce2" table:formula="of:=[.$F$28]*([.$D$14]-[.H50])*[.F50]" office:value-type="float" office:value="-0" calcext:value-type="float">
            <text:p>0</text:p>
          </table:table-cell>
          <table:table-cell table:style-name="ce2" table:formula="of:=[.$F$28]*([.$D$14]-[.H50])*[.G50]" office:value-type="float" office:value="-0" calcext:value-type="float">
            <text:p>0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table:formula="of:=(-[.$M$32] - [.$M$33] * [.N50]) / [.$M$34]" office:value-type="float" office:value="-0.333333333333333" calcext:value-type="float">
            <text:p>-0,33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.B50]+[.I50]" office:value-type="float" office:value="0.1" calcext:value-type="float">
            <text:p>0,1</text:p>
          </table:table-cell>
          <table:table-cell table:style-name="ce2" table:formula="of:=[.C50]+[.J50]" office:value-type="float" office:value="0.2" calcext:value-type="float">
            <text:p>0,2</text:p>
          </table:table-cell>
          <table:table-cell table:style-name="ce2" table:formula="of:=[.D50]+[.K50]" office:value-type="float" office:value="0.3" calcext:value-type="float">
            <text:p>0,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5]" office:value-type="float" office:value="-0.45967561504196" calcext:value-type="float">
            <text:p>-0,45967561504196</text:p>
          </table:table-cell>
          <table:table-cell table:style-name="ce13" table:formula="of:=[.C15]" office:value-type="float" office:value="-0.536170406942691" calcext:value-type="float">
            <text:p>-0,5</text:p>
          </table:table-cell>
          <table:table-cell table:style-name="ce2" table:formula="of:=IF([.B51]*[.E51]+[.C51]*[.F51]+[.D51]*[.G51] &gt;= 0;1;-1)" office:value-type="float" office:value="-1" calcext:value-type="float">
            <text:p>-1</text:p>
          </table:table-cell>
          <table:table-cell table:style-name="ce2" table:formula="of:=[.$F$28]*([.$D$15]-[.H51])*[.E51]" office:value-type="float" office:value="0" calcext:value-type="float">
            <text:p>0</text:p>
          </table:table-cell>
          <table:table-cell table:style-name="ce2" table:formula="of:=[.$F$28]*([.$D$15]-[.H51])*[.F51]" office:value-type="float" office:value="-0" calcext:value-type="float">
            <text:p>0</text:p>
          </table:table-cell>
          <table:table-cell table:style-name="ce2" table:formula="of:=[.$F$28]*([.$D$15]-[.H51])*[.G51]" office:value-type="float" office:value="-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0</text:p>
          </table:table-cell>
          <table:table-cell table:formula="of:=(-[.$M$32] - [.$M$33] * [.N51]) / [.$M$34]" office:value-type="float" office:value="-0.4" calcext:value-type="float">
            <text:p>-0,4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2" calcext:value-type="float">
            <text:p>0,20</text:p>
          </table:table-cell>
          <table:table-cell table:formula="of:=(-[.$M$32] - [.$M$33] * [.N52]) / [.$M$34]" office:value-type="float" office:value="-0.466666666666667" calcext:value-type="float">
            <text:p>-0,4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3" calcext:value-type="float">
            <text:p>0,30</text:p>
          </table:table-cell>
          <table:table-cell table:formula="of:=(-[.$M$32] - [.$M$33] * [.N53]) / [.$M$34]" office:value-type="float" office:value="-0.533333333333334" calcext:value-type="float">
            <text:p>-0,5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4" calcext:value-type="float">
            <text:p>0,40</text:p>
          </table:table-cell>
          <table:table-cell table:formula="of:=(-[.$M$32] - [.$M$33] * [.N54]) / [.$M$34]" office:value-type="float" office:value="-0.6" calcext:value-type="float">
            <text:p>-0,6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5" calcext:value-type="float">
            <text:p>0,50</text:p>
          </table:table-cell>
          <table:table-cell table:formula="of:=(-[.$M$32] - [.$M$33] * [.N55]) / [.$M$34]" office:value-type="float" office:value="-0.666666666666667" calcext:value-type="float">
            <text:p>-0,6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6" calcext:value-type="float">
            <text:p>0,60</text:p>
          </table:table-cell>
          <table:table-cell table:formula="of:=(-[.$M$32] - [.$M$33] * [.N56]) / [.$M$34]" office:value-type="float" office:value="-0.733333333333334" calcext:value-type="float">
            <text:p>-0,7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7" calcext:value-type="float">
            <text:p>0,70</text:p>
          </table:table-cell>
          <table:table-cell table:formula="of:=(-[.$M$32] - [.$M$33] * [.N57]) / [.$M$34]" office:value-type="float" office:value="-0.8" calcext:value-type="float">
            <text:p>-0,8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8" calcext:value-type="float">
            <text:p>0,80</text:p>
          </table:table-cell>
          <table:table-cell table:formula="of:=(-[.$M$32] - [.$M$33] * [.N58]) / [.$M$34]" office:value-type="float" office:value="-0.866666666666667" calcext:value-type="float">
            <text:p>-0,8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0.9" calcext:value-type="float">
            <text:p>0,90</text:p>
          </table:table-cell>
          <table:table-cell table:formula="of:=(-[.$M$32] - [.$M$33] * [.N59]) / [.$M$34]" office:value-type="float" office:value="-0.933333333333334" calcext:value-type="float">
            <text:p>-0,9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" calcext:value-type="float">
            <text:p>1,00</text:p>
          </table:table-cell>
          <table:table-cell table:formula="of:=(-[.$M$32] - [.$M$33] * [.N60]) / [.$M$34]" office:value-type="float" office:value="-1" calcext:value-type="float">
            <text:p>-1,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1" calcext:value-type="float">
            <text:p>1,10</text:p>
          </table:table-cell>
          <table:table-cell table:formula="of:=(-[.$M$32] - [.$M$33] * [.N61]) / [.$M$34]" office:value-type="float" office:value="-1.06666666666667" calcext:value-type="float">
            <text:p>-1,0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2" calcext:value-type="float">
            <text:p>1,20</text:p>
          </table:table-cell>
          <table:table-cell table:formula="of:=(-[.$M$32] - [.$M$33] * [.N62]) / [.$M$34]" office:value-type="float" office:value="-1.13333333333333" calcext:value-type="float">
            <text:p>-1,1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3" calcext:value-type="float">
            <text:p>1,30</text:p>
          </table:table-cell>
          <table:table-cell table:formula="of:=(-[.$M$32] - [.$M$33] * [.N63]) / [.$M$34]" office:value-type="float" office:value="-1.2" calcext:value-type="float">
            <text:p>-1,2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4" calcext:value-type="float">
            <text:p>1,40</text:p>
          </table:table-cell>
          <table:table-cell table:formula="of:=(-[.$M$32] - [.$M$33] * [.N64]) / [.$M$34]" office:value-type="float" office:value="-1.26666666666667" calcext:value-type="float">
            <text:p>-1,2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5" calcext:value-type="float">
            <text:p>1,50</text:p>
          </table:table-cell>
          <table:table-cell table:formula="of:=(-[.$M$32] - [.$M$33] * [.N65]) / [.$M$34]" office:value-type="float" office:value="-1.33333333333333" calcext:value-type="float">
            <text:p>-1,3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6" calcext:value-type="float">
            <text:p>1,60</text:p>
          </table:table-cell>
          <table:table-cell table:formula="of:=(-[.$M$32] - [.$M$33] * [.N66]) / [.$M$34]" office:value-type="float" office:value="-1.4" calcext:value-type="float">
            <text:p>-1,4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7" calcext:value-type="float">
            <text:p>1,70</text:p>
          </table:table-cell>
          <table:table-cell table:formula="of:=(-[.$M$32] - [.$M$33] * [.N67]) / [.$M$34]" office:value-type="float" office:value="-1.46666666666667" calcext:value-type="float">
            <text:p>-1,4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8" calcext:value-type="float">
            <text:p>1,80</text:p>
          </table:table-cell>
          <table:table-cell table:formula="of:=(-[.$M$32] - [.$M$33] * [.N68]) / [.$M$34]" office:value-type="float" office:value="-1.53333333333333" calcext:value-type="float">
            <text:p>-1,5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.9" calcext:value-type="float">
            <text:p>1,90</text:p>
          </table:table-cell>
          <table:table-cell table:formula="of:=(-[.$M$32] - [.$M$33] * [.N69]) / [.$M$34]" office:value-type="float" office:value="-1.6" calcext:value-type="float">
            <text:p>-1,6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" calcext:value-type="float">
            <text:p>2,00</text:p>
          </table:table-cell>
          <table:table-cell table:formula="of:=(-[.$M$32] - [.$M$33] * [.N70]) / [.$M$34]" office:value-type="float" office:value="-1.66666666666667" calcext:value-type="float">
            <text:p>-1,6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1" calcext:value-type="float">
            <text:p>2,10</text:p>
          </table:table-cell>
          <table:table-cell table:formula="of:=(-[.$M$32] - [.$M$33] * [.N71]) / [.$M$34]" office:value-type="float" office:value="-1.73333333333333" calcext:value-type="float">
            <text:p>-1,7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2" calcext:value-type="float">
            <text:p>2,20</text:p>
          </table:table-cell>
          <table:table-cell table:formula="of:=(-[.$M$32] - [.$M$33] * [.N72]) / [.$M$34]" office:value-type="float" office:value="-1.8" calcext:value-type="float">
            <text:p>-1,8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3" calcext:value-type="float">
            <text:p>2,30</text:p>
          </table:table-cell>
          <table:table-cell table:formula="of:=(-[.$M$32] - [.$M$33] * [.N73]) / [.$M$34]" office:value-type="float" office:value="-1.86666666666667" calcext:value-type="float">
            <text:p>-1,8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4" calcext:value-type="float">
            <text:p>2,40</text:p>
          </table:table-cell>
          <table:table-cell table:formula="of:=(-[.$M$32] - [.$M$33] * [.N74]) / [.$M$34]" office:value-type="float" office:value="-1.93333333333333" calcext:value-type="float">
            <text:p>-1,9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5" calcext:value-type="float">
            <text:p>2,50</text:p>
          </table:table-cell>
          <table:table-cell table:formula="of:=(-[.$M$32] - [.$M$33] * [.N75]) / [.$M$34]" office:value-type="float" office:value="-2" calcext:value-type="float">
            <text:p>-2,0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6" calcext:value-type="float">
            <text:p>2,60</text:p>
          </table:table-cell>
          <table:table-cell table:formula="of:=(-[.$M$32] - [.$M$33] * [.N76]) / [.$M$34]" office:value-type="float" office:value="-2.06666666666667" calcext:value-type="float">
            <text:p>-2,0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7" calcext:value-type="float">
            <text:p>2,70</text:p>
          </table:table-cell>
          <table:table-cell table:formula="of:=(-[.$M$32] - [.$M$33] * [.N77]) / [.$M$34]" office:value-type="float" office:value="-2.13333333333333" calcext:value-type="float">
            <text:p>-2,1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8" calcext:value-type="float">
            <text:p>2,80</text:p>
          </table:table-cell>
          <table:table-cell table:formula="of:=(-[.$M$32] - [.$M$33] * [.N78]) / [.$M$34]" office:value-type="float" office:value="-2.2" calcext:value-type="float">
            <text:p>-2,2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.9" calcext:value-type="float">
            <text:p>2,90</text:p>
          </table:table-cell>
          <table:table-cell table:formula="of:=(-[.$M$32] - [.$M$33] * [.N79]) / [.$M$34]" office:value-type="float" office:value="-2.26666666666667" calcext:value-type="float">
            <text:p>-2,2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" calcext:value-type="float">
            <text:p>3,00</text:p>
          </table:table-cell>
          <table:table-cell table:formula="of:=(-[.$M$32] - [.$M$33] * [.N80]) / [.$M$34]" office:value-type="float" office:value="-2.33333333333333" calcext:value-type="float">
            <text:p>-2,3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.1" calcext:value-type="float">
            <text:p>3,10</text:p>
          </table:table-cell>
          <table:table-cell table:formula="of:=(-[.$M$32] - [.$M$33] * [.N81]) / [.$M$34]" office:value-type="float" office:value="-2.4" calcext:value-type="float">
            <text:p>-2,4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.2" calcext:value-type="float">
            <text:p>3,20</text:p>
          </table:table-cell>
          <table:table-cell table:formula="of:=(-[.$M$32] - [.$M$33] * [.N82]) / [.$M$34]" office:value-type="float" office:value="-2.46666666666667" calcext:value-type="float">
            <text:p>-2,4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.3" calcext:value-type="float">
            <text:p>3,30</text:p>
          </table:table-cell>
          <table:table-cell table:formula="of:=(-[.$M$32] - [.$M$33] * [.N83]) / [.$M$34]" office:value-type="float" office:value="-2.53333333333333" calcext:value-type="float">
            <text:p>-2,5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.4" calcext:value-type="float">
            <text:p>3,40</text:p>
          </table:table-cell>
          <table:table-cell table:formula="of:=(-[.$M$32] - [.$M$33] * [.N84]) / [.$M$34]" office:value-type="float" office:value="-2.6" calcext:value-type="float">
            <text:p>-2,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2:06:09.636000000</meta:creation-date>
    <dc:date>2024-11-19T02:43:15.417000000</dc:date>
    <meta:editing-duration>PT14H37M2S</meta:editing-duration>
    <meta:editing-cycles>9</meta:editing-cycles>
    <meta:generator>LibreOffice/7.6.0.3$Windows_X86_64 LibreOffice_project/69edd8b8ebc41d00b4de3915dc82f8f0fc3b6265</meta:generator>
    <meta:document-statistic meta:table-count="1" meta:cell-count="403" meta:object-count="1"/>
    <meta:user-defined meta:name="ProgId">Excel.Sheet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45cm" chart:symbol-height="0.4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971cm" svg:height="9.333cm" xlink:href=".." xlink:type="simple" chart:class="chart:scatter" chart:style-name="ch1">
        <chart:title svg:x="6.774cm" svg:y="0.322cm" chart:style-name="ch2">
          <text:p>Clasificar gafas si/no</text:p>
        </chart:title>
        <chart:legend chart:legend-position="end" svg:x="14.383cm" svg:y="3.608cm" style:legend-expansion="high" chart:style-name="ch3"/>
        <chart:plot-area chart:style-name="ch4" table:cell-range-address="Hoja1.B12:Hoja1.C13 Hoja1.S28:Hoja1.S28 Hoja1.O30:Hoja1.O84 Hoja1.C14:Hoja1.C15" chart:data-source-has-labels="row" svg:x="1.077cm" svg:y="0.194cm" svg:width="13.546cm" svg:height="8.476cm">
          <chart:coordinate-region svg:x="1.236cm" svg:y="0.396cm" svg:width="13.29cm" svg:height="8.072cm"/>
          <chart:axis chart:dimension="x" chart:name="primary-x" chart:style-name="ch5">
            <chart:title svg:x="7.454cm" svg:y="8.783cm" chart:style-name="ch6">
              <text:p>edad</text:p>
            </chart:title>
          </chart:axis>
          <chart:axis chart:dimension="y" chart:name="primary-y" chart:style-name="ch7">
            <chart:title svg:x="0.168cm" svg:y="4.828cm" chart:style-name="ch8">
              <text:p>peso</text:p>
            </chart:title>
            <chart:grid chart:style-name="ch9" chart:class="major"/>
          </chart:axis>
          <chart:series chart:style-name="ch10" chart:values-cell-range-address="Hoja1.C12:Hoja1.C13" loext:label-string="gafas_si" chart:class="chart:scatter">
            <chart:domain table:cell-range-address="Hoja1.B12:Hoja1.B13"/>
            <chart:data-point chart:repeated="2"/>
          </chart:series>
          <chart:series chart:style-name="ch11" chart:values-cell-range-address="Hoja1.S28:Hoja1.S28" loext:label-string="predicción" chart:class="chart:scatter">
            <chart:domain table:cell-range-address="Hoja1.S27:Hoja1.S27"/>
            <chart:data-point/>
          </chart:series>
          <chart:series chart:style-name="ch12" chart:values-cell-range-address="Hoja1.O30:Hoja1.O84" loext:label-string="linea_decision" chart:class="chart:scatter">
            <chart:domain table:cell-range-address="Hoja1.N30:Hoja1.N84"/>
            <chart:data-point chart:repeated="55"/>
          </chart:series>
          <chart:series chart:style-name="ch13" chart:values-cell-range-address="Hoja1.C14:Hoja1.C15" loext:label-string="gafas_no" chart:class="chart:scatter">
            <chart:domain table:cell-range-address="Hoja1.B14:Hoja1.B15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gafas_si</text:p>
              </table:table-cell>
              <table:table-cell office:value-type="string">
                <text:p/>
              </table:table-cell>
              <table:table-cell office:value-type="string">
                <text:p>predicción</text:p>
              </table:table-cell>
              <table:table-cell office:value-type="string">
                <text:p>Columna N</text:p>
              </table:table-cell>
              <table:table-cell office:value-type="string">
                <text:p>linea_decision</text:p>
              </table:table-cell>
              <table:table-cell office:value-type="string">
                <text:p>Columna B</text:p>
              </table:table-cell>
              <table:table-cell office:value-type="string">
                <text:p>gafas_n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97652810298">
                <text:p>1.497652810298</text:p>
                <draw:g>
                  <svg:desc>Hoja1.B12:Hoja1.B13</svg:desc>
                </draw:g>
              </table:table-cell>
              <table:table-cell office:value-type="float" office:value="1.32255367045864">
                <text:p>1.32255367045864</text:p>
                <draw:g>
                  <svg:desc>Hoja1.C12:Hoja1.C13</svg:desc>
                </draw:g>
              </table:table-cell>
              <table:table-cell office:value-type="float" office:value="-0.45967561504196">
                <text:p>-0.45967561504196</text:p>
                <draw:g>
                  <svg:desc>Hoja1.S27:Hoja1.S27</svg:desc>
                </draw:g>
              </table:table-cell>
              <table:table-cell office:value-type="float" office:value="-0.965106732496843">
                <text:p>-0.965106732496843</text:p>
                <draw:g>
                  <svg:desc>Hoja1.S28:Hoja1.S28</svg:desc>
                </draw:g>
              </table:table-cell>
              <table:table-cell office:value-type="float" office:value="-2">
                <text:p>-2</text:p>
                <draw:g>
                  <svg:desc>Hoja1.N30:Hoja1.N84</svg:desc>
                </draw:g>
              </table:table-cell>
              <table:table-cell office:value-type="float" office:value="1">
                <text:p>1</text:p>
                <draw:g>
                  <svg:desc>Hoja1.O30:Hoja1.O84</svg:desc>
                </draw:g>
              </table:table-cell>
              <table:table-cell office:value-type="float" office:value="-0.578301580214079">
                <text:p>-0.578301580214079</text:p>
                <draw:g>
                  <svg:desc>Hoja1.B14:Hoja1.B15</svg:desc>
                </draw:g>
              </table:table-cell>
              <table:table-cell office:value-type="float" office:value="-0.965106732496843">
                <text:p>-0.965106732496843</text:p>
                <draw:g>
                  <svg:desc>Hoja1.C14:Hoja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5967561504196">
                <text:p>-0.45967561504196</text:p>
              </table:table-cell>
              <table:table-cell office:value-type="float" office:value="0.178723468980897">
                <text:p>0.17872346898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933333333333334">
                <text:p>0.933333333333334</text:p>
              </table:table-cell>
              <table:table-cell office:value-type="float" office:value="-0.45967561504196">
                <text:p>-0.45967561504196</text:p>
              </table:table-cell>
              <table:table-cell office:value-type="float" office:value="-0.536170406942691">
                <text:p>-0.536170406942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733333333333334">
                <text:p>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">
                <text:p>-0.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0.0666666666666666">
                <text:p>0.06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">
                <text:p>-0.4</text:p>
              </table:table-cell>
              <table:table-cell office:value-type="float" office:value="-0.0666666666666667">
                <text:p>-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999999999999">
                <text:p>-0.0999999999999999</text:p>
              </table:table-cell>
              <table:table-cell office:value-type="float" office:value="-0.266666666666667">
                <text:p>-0.2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466666666666667">
                <text:p>-0.4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-0.533333333333334">
                <text:p>-0.5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-0.733333333333334">
                <text:p>-0.7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-0.866666666666667">
                <text:p>-0.8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-0.933333333333334">
                <text:p>-0.93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1.06666666666667">
                <text:p>-1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1.13333333333333">
                <text:p>-1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1.26666666666667">
                <text:p>-1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1.53333333333333">
                <text:p>-1.5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1.8">
                <text:p>-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1.86666666666667">
                <text:p>-1.8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1.93333333333333">
                <text:p>-1.9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2.06666666666667">
                <text:p>-2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2.13333333333333">
                <text:p>-2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2.26666666666667">
                <text:p>-2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2.4">
                <text:p>-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.46666666666667">
                <text:p>-2.4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2.6">
                <text:p>-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